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ee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mpledb.TransactionId@3 Requesting lock: READ_ONLY</text:span></text:p>
      <text:p text:style-name="P1"><text:span text:style-name="T1">simpledb.TransactionId@0 Requesting lock: READ_ONLY</text:span></text:p>
      <text:p text:style-name="P1"><text:span text:style-name="T1">simpledb.TransactionId@1 Requesting lock: READ_ONLY</text:span></text:p>
      <text:p text:style-name="P1"><text:span text:style-name="T1">simpledb.TransactionId@2 Requesting lock: READ_ONLY</text:span></text:p>
      <text:p text:style-name="P1"><text:span text:style-name="T1">simpledb.TransactionId@4 Requesting lock: READ_ONLY</text:span></text:p>
      <text:p text:style-name="P1"><text:span text:style-name="T1">Done requesting read lock for simpledb.TransactionId@2</text:span></text:p>
      <text:p text:style-name="P1"><text:span text:style-name="T1">Done requesting read lock for simpledb.TransactionId@1</text:span></text:p>
      <text:p text:style-name="P1"><text:span text:style-name="T1">Done requesting read lock for simpledb.TransactionId@0</text:span></text:p>
      <text:p text:style-name="P1"><text:span text:style-name="T1">Done requesting read lock for simpledb.TransactionId@3</text:span></text:p>
      <text:p text:style-name="P1"><text:span text:style-name="T1">Done requesting read lock for simpledb.TransactionId@4</text:span></text:p>
      <text:p text:style-name="P1"><text:span text:style-name="T1">simpledb.TransactionId@0 Requesting lock: READ_ONLY</text:span></text:p>
      <text:p text:style-name="P1"><text:span text:style-name="T1">simpledb.TransactionId@1 Requesting lock: READ_ONLY</text:span></text:p>
      <text:p text:style-name="P1"><text:span text:style-name="T1">simpledb.TransactionId@3 Requesting lock: READ_ONLY</text:span></text:p>
      <text:p text:style-name="P1"><text:span text:style-name="T1">simpledb.TransactionId@2 Requesting lock: READ_ONLY</text:span></text:p>
      <text:p text:style-name="P1"><text:span text:style-name="T1">simpledb.TransactionId@4 Requesting lock: READ_ONLY</text:span></text:p>
      <text:p text:style-name="P1"><text:span text:style-name="T1">Done requesting read lock for simpledb.TransactionId@2</text:span></text:p>
      <text:p text:style-name="P1"><text:span text:style-name="T1">Done requesting read lock for simpledb.TransactionId@3</text:span></text:p>
      <text:p text:style-name="P1"><text:span text:style-name="T1">Done requesting read lock for simpledb.TransactionId@1</text:span></text:p>
      <text:p text:style-name="P1"><text:span text:style-name="T1">Done requesting read lock for simpledb.TransactionId@0</text:span></text:p>
      <text:p text:style-name="P1"><text:span text:style-name="T1">Done requesting read lock for simpledb.TransactionId@4</text:span></text:p>
      <text:p text:style-name="P1"><text:span text:style-name="T1">simpledb.TransactionId@2 Requesting lock: READ_WRITE</text:span></text:p>
      <text:p text:style-name="P1"><text:span text:style-name="T1">simpledb.TransactionId@1 Requesting lock: READ_WRITE</text:span></text:p>
      <text:p text:style-name="P1"><text:span text:style-name="T1">simpledb.TransactionId@4 Requesting lock: READ_WRITE</text:span></text:p>
      <text:p text:style-name="P1"><text:span text:style-name="T1">simpledb.TransactionId@3 Requesting lock: READ_WRITE</text:span></text:p>
      <text:p text:style-name="P1"><text:span text:style-name="T1">blockers in getExclusiveLockDependencies for simpledb.TransactionId@1: [simpledb.TransactionId@3, simpledb.TransactionId@0, simpledb.TransactionId@2, simpledb.TransactionId@4]</text:span></text:p>
      <text:p text:style-name="P1"><text:span text:style-name="T1">blockers in getExclusiveLockDependencies for simpledb.TransactionId@2: [simpledb.TransactionId@3, simpledb.TransactionId@0, simpledb.TransactionId@1, simpledb.TransactionId@4]</text:span></text:p>
      <text:p text:style-name="P1"><text:span text:style-name="T1">simpledb.TransactionId@0 Requesting lock: READ_WRITE</text:span></text:p>
      <text:p text:style-name="P1"><text:span text:style-name="T1">blockers.size() 4........................................</text:span></text:p>
      <text:p text:style-name="P1"><text:span text:style-name="T1">blockers in getExclusiveLockDependencies for simpledb.TransactionId@3: [simpledb.TransactionId@0, simpledb.TransactionId@1, simpledb.TransactionId@2, simpledb.TransactionId@4]</text:span></text:p>
      <text:p text:style-name="P1"><text:span text:style-name="T1">blockers.size() 4........................................</text:span></text:p>
      <text:p text:style-name="P1"><text:span text:style-name="T1">blockers in getExclusiveLockDependencies for simpledb.TransactionId@4: [simpledb.TransactionId@3, simpledb.TransactionId@0, simpledb.TransactionId@1, simpledb.TransactionId@2]</text:span></text:p>
      <text:p text:style-name="P1"><text:span text:style-name="T1">blocker number 0 for simpledb.TransactionId@1</text:span></text:p>
      <text:p text:style-name="P1"><text:span text:style-name="T1">blockers.size() 4........................................</text:span></text:p>
      <text:p text:style-name="P1"><text:span text:style-name="T1">blockers in getExclusiveLockDependencies for simpledb.TransactionId@0: [simpledb.TransactionId@3, simpledb.TransactionId@1, simpledb.TransactionId@2, simpledb.TransactionId@4]</text:span></text:p>
      <text:p text:style-name="P1"><text:span text:style-name="T1">blocker number 0 for simpledb.TransactionId@2</text:span></text:p>
      <text:p text:style-name="P1"><text:span text:style-name="T1">blockers.size() 4........................................</text:span></text:p>
      <text:p text:style-name="P1"><text:span text:style-name="T1">blocker number 0 for simpledb.TransactionId@0</text:span></text:p>
      <text:p text:style-name="P1"><text:span text:style-name="T1">Trying to add dependency simpledb.TransactionId@1-&gt;simpledb.TransactionId@3 to {}</text:span></text:p>
      <text:p text:style-name="P1"><text:span text:style-name="T1">blocker number 0 for simpledb.TransactionId@3</text:span></text:p>
      <text:p text:style-name="P1"><text:span text:style-name="T1">blockers.size() 4........................................</text:span></text:p>
      <text:p text:style-name="P1"><text:span text:style-name="T1">blocker number 0 for simpledb.TransactionId@4</text:span></text:p>
      <text:p text:style-name="P1"><text:span text:style-name="T1">Adding dependency to graph: tid1=simpledb.TransactionId@1, tid2=simpledb.TransactionId@3</text:span></text:p>
      <text:p text:style-name="P2"/>
      <text:p text:style-name="P1"><text:span text:style-name="T1">waitsForGraph: {simpledb.TransactionId@1=[simpledb.TransactionId@3]}</text:span></text:p>
      <text:p text:style-name="P2"/>
      <text:p text:style-name="P1"><text:span text:style-name="T1">After adding dependency {simpledb.TransactionId@1, simpledb.TransactionId@3}</text:span></text:p>
      <text:p text:style-name="P1"><text:span text:style-name="T1">Trying to add dependency simpledb.TransactionId@4-&gt;simpledb.TransactionId@3 to </text:span><text:soft-page-break/><text:span text:style-name="T1">{simpledb.TransactionId@1=[simpledb.TransactionId@3]}</text:span></text:p>
      <text:p text:style-name="P1"><text:span text:style-name="T1">Adding dependency to graph: tid1=simpledb.TransactionId@4, tid2=simpledb.TransactionId@3</text:span></text:p>
      <text:p text:style-name="P2"/>
      <text:p text:style-name="P1"><text:span text:style-name="T1">waitsForGraph: {simpledb.TransactionId@1=[simpledb.TransactionId@3], simpledb.TransactionId@4=[simpledb.TransactionId@3]}</text:span></text:p>
      <text:p text:style-name="P2"/>
      <text:p text:style-name="P1"><text:span text:style-name="T1">After adding dependency {simpledb.TransactionId@4, simpledb.TransactionId@3}</text:span></text:p>
      <text:p text:style-name="P1"><text:span text:style-name="T1">Trying to add dependency simpledb.TransactionId@3-&gt;simpledb.TransactionId@0 to {simpledb.TransactionId@1=[simpledb.TransactionId@3], simpledb.TransactionId@4=[simpledb.TransactionId@3]}</text:span></text:p>
      <text:p text:style-name="P1"><text:span text:style-name="T1">Adding dependency to graph: tid1=simpledb.TransactionId@3, tid2=simpledb.TransactionId@0</text:span></text:p>
      <text:p text:style-name="P2"/>
      <text:p text:style-name="P1"><text:span text:style-name="T1">waitsForGraph: {simpledb.TransactionId@1=[simpledb.TransactionId@3], simpledb.TransactionId@3=[simpledb.TransactionId@0], simpledb.TransactionId@4=[simpledb.TransactionId@3]}</text:span></text:p>
      <text:p text:style-name="P2"/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], simpledb.TransactionId@3=[simpledb.TransactionId@0], simpledb.TransactionId@4=[simpledb.TransactionId@3]}</text:span></text:p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], simpledb.TransactionId@3=[simpledb.TransactionId@0], simpledb.TransactionId@4=[simpledb.TransactionId@3]}</text:span></text:p>
      <text:p text:style-name="P1"><text:span text:style-name="T1">blocker number 1 for simpledb.TransactionId@4</text:span></text:p>
      <text:p text:style-name="P1"><text:span text:style-name="T1">After adding dependency {simpledb.TransactionId@3, simpledb.TransactionId@0}</text:span></text:p>
      <text:p text:style-name="P1"><text:span text:style-name="T1">blocker number 1 for simpledb.TransactionId@1</text:span></text:p>
      <text:p text:style-name="P1"><text:span text:style-name="T1">Trying to add dependency simpledb.TransactionId@0-&gt;simpledb.TransactionId@3 to {simpledb.TransactionId@1=[simpledb.TransactionId@3], simpledb.TransactionId@3=[simpledb.TransactionId@0], simpledb.TransactionId@4=[simpledb.TransactionId@3]}</text:span></text:p>
      <text:p text:style-name="P1"><text:span text:style-name="T1">Aborting: simpledb.TransactionId@0</text:span></text:p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], simpledb.TransactionId@3=[simpledb.TransactionId@0], simpledb.TransactionId@4=[simpledb.TransactionId@3]}</text:span></text:p>
      <text:p text:style-name="P1"><text:span text:style-name="T1">blocker number 1 for simpledb.TransactionId@3</text:span></text:p>
      <text:p text:style-name="P1"><text:span text:style-name="T1">Trying to add dependency simpledb.TransactionId@2-&gt;simpledb.TransactionId@3 to {simpledb.TransactionId@1=[simpledb.TransactionId@3], simpledb.TransactionId@3=[simpledb.TransactionId@0], simpledb.TransactionId@4=[simpledb.TransactionId@3]}</text:span></text:p>
      <text:p text:style-name="P1"><text:span text:style-name="T1">Adding dependency to graph: tid1=simpledb.TransactionId@2, tid2=simpledb.TransactionId@3</text:span></text:p>
      <text:p text:style-name="P2"/>
      <text:p text:style-name="P1"><text:span text:style-name="T1">waitsForGraph: {simpledb.TransactionId@1=[simpledb.TransactionId@3], simpledb.TransactionId@2=[simpledb.TransactionId@3], simpledb.TransactionId@3=[simpledb.TransactionId@0], simpledb.TransactionId@4=[simpledb.TransactionId@3]}</text:span></text:p>
      <text:p text:style-name="P2"/>
      <text:p text:style-name="P1"><text:span text:style-name="T1">After adding dependency {simpledb.TransactionId@2, simpledb.TransactionId@3}</text:span></text:p>
      <text:p text:style-name="P1"><text:soft-page-break/><text:span text:style-name="T1">Trying to add dependency simpledb.TransactionId@3-&gt;simpledb.TransactionId@1 to {simpledb.TransactionId@1=[simpledb.TransactionId@3], simpledb.TransactionId@2=[simpledb.TransactionId@3], simpledb.TransactionId@3=[simpledb.TransactionId@0], simpledb.TransactionId@4=[simpledb.TransactionId@3]}</text:span></text:p>
      <text:p text:style-name="P1"><text:span text:style-name="T1">Aborting: simpledb.TransactionId@3</text:span></text:p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], simpledb.TransactionId@2=[simpledb.TransactionId@3], simpledb.TransactionId@3=[simpledb.TransactionId@0], simpledb.TransactionId@4=[simpledb.TransactionId@3]}</text:span></text:p>
      <text:p text:style-name="P1"><text:span text:style-name="T1">blocker number 1 for simpledb.TransactionId@2</text:span></text:p>
      <text:p text:style-name="P1"><text:span text:style-name="T1">Trying to add dependency simpledb.TransactionId@1-&gt;simpledb.TransactionId@0 to {simpledb.TransactionId@1=[simpledb.TransactionId@3], simpledb.TransactionId@2=[simpledb.TransactionId@3], simpledb.TransactionId@3=[simpledb.TransactionId@0], simpledb.TransactionId@4=[simpledb.TransactionId@3]}</text:span></text:p>
      <text:p text:style-name="P1"><text:span text:style-name="T1">Adding dependency to graph: tid1=simpledb.TransactionId@1, tid2=simpledb.TransactionId@0</text:span></text:p>
      <text:p text:style-name="P2"/>
      <text:p text:style-name="P1"><text:span text:style-name="T1">After adding dependency {simpledb.TransactionId@1, simpledb.TransactionId@0}</text:span></text:p>
      <text:p text:style-name="P1"><text:span text:style-name="T1">Trying to add dependency simpledb.TransactionId@4-&gt;simpledb.TransactionId@0 to {simpledb.TransactionId@1=[simpledb.TransactionId@3, simpledb.TransactionId@0], simpledb.TransactionId@2=[simpledb.TransactionId@3], simpledb.TransactionId@3=[simpledb.TransactionId@0], simpledb.TransactionId@4=[simpledb.TransactionId@3]}</text:span></text:p>
      <text:p text:style-name="P1"><text:span text:style-name="T1">Adding dependency to graph: tid1=simpledb.TransactionId@4, tid2=simpledb.TransactionId@0</text:span></text:p>
      <text:p text:style-name="P2"/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, simpledb.TransactionId@0], simpledb.TransactionId@2=[simpledb.TransactionId@3], simpledb.TransactionId@3=[simpledb.TransactionId@0], simpledb.TransactionId@4=[simpledb.TransactionId@3]}</text:span></text:p>
      <text:p text:style-name="P1"><text:span text:style-name="T1">After adding dependency {simpledb.TransactionId@4, simpledb.TransactionId@0}</text:span></text:p>
      <text:p text:style-name="P1"><text:span text:style-name="T1">blocker number 2 for simpledb.TransactionId@1</text:span></text:p>
      <text:p text:style-name="P1"><text:span text:style-name="T1">Trying to add dependency simpledb.TransactionId@2-&gt;simpledb.TransactionId@0 to {simpledb.TransactionId@1=[simpledb.TransactionId@3, simpledb.TransactionId@0], simpledb.TransactionId@2=[simpledb.TransactionId@3], simpledb.TransactionId@3=[simpledb.TransactionId@0], simpledb.TransactionId@4=[simpledb.TransactionId@3, simpledb.TransactionId@0]}</text:span></text:p>
      <text:p text:style-name="P1"><text:span text:style-name="T1">Adding dependency to graph: tid1=simpledb.TransactionId@2, tid2=simpledb.TransactionId@0</text:span></text:p>
      <text:p text:style-name="P2"/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, simpledb.TransactionId@0], simpledb.TransactionId@2=[simpledb.TransactionId@3], simpledb.TransactionId@3=[simpledb.TransactionId@0], simpledb.TransactionId@4=[simpledb.TransactionId@3, simpledb.TransactionId@0]}</text:span></text:p>
      <text:p text:style-name="P1"><text:span text:style-name="T1">After adding dependency {simpledb.TransactionId@2, simpledb.TransactionId@0}</text:span></text:p>
      <text:p text:style-name="P1"><text:span text:style-name="T1">blocker number 2 for simpledb.TransactionId@4</text:span></text:p>
      <text:p text:style-name="P1"><text:span text:style-name="T1">Trying to add dependency simpledb.TransactionId@1-&gt;simpledb.TransactionId@2 to </text:span><text:soft-page-break/><text:span text:style-name="T1">{simpledb.TransactionId@1=[simpledb.TransactionId@3, simpledb.TransactionId@0], simpledb.TransactionId@2=[simpledb.TransactionId@3, simpledb.TransactionId@0], simpledb.TransactionId@3=[simpledb.TransactionId@0], simpledb.TransactionId@4=[simpledb.TransactionId@3, simpledb.TransactionId@0]}</text:span></text:p>
      <text:p text:style-name="P1"><text:span text:style-name="T1">Adding dependency to graph: tid1=simpledb.TransactionId@1, tid2=simpledb.TransactionId@2</text:span></text:p>
      <text:p text:style-name="P2"/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, simpledb.TransactionId@0], simpledb.TransactionId@2=[simpledb.TransactionId@3, simpledb.TransactionId@0], simpledb.TransactionId@3=[simpledb.TransactionId@0], simpledb.TransactionId@4=[simpledb.TransactionId@3, simpledb.TransactionId@0]}</text:span></text:p>
      <text:p text:style-name="P1"><text:span text:style-name="T1">After adding dependency {simpledb.TransactionId@1, simpledb.TransactionId@2}</text:span></text:p>
      <text:p text:style-name="P1"><text:span text:style-name="T1">blocker number 2 for simpledb.TransactionId@2</text:span></text:p>
      <text:p text:style-name="P1"><text:span text:style-name="T1">Trying to add dependency simpledb.TransactionId@4-&gt;simpledb.TransactionId@1 to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]}</text:span></text:p>
      <text:p text:style-name="P1"><text:span text:style-name="T1">Adding dependency to graph: tid1=simpledb.TransactionId@4, tid2=simpledb.TransactionId@1</text:span></text:p>
      <text:p text:style-name="P2"/>
      <text:p text:style-name="P1"><text:span text:style-name="T1">After adding dependency {simpledb.TransactionId@4, simpledb.TransactionId@1}</text:span></text:p>
      <text:p text:style-name="P1"><text:span text:style-name="T1">Trying to add dependency simpledb.TransactionId@2-&gt;simpledb.TransactionId@1 to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, simpledb.TransactionId@1]}</text:span></text:p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, simpledb.TransactionId@1]}</text:span></text:p>
      <text:p text:style-name="P1"><text:span text:style-name="T1">Aborting: simpledb.TransactionId@2</text:span></text:p>
      <text:p text:style-name="P1"><text:span text:style-name="T1">blocker number 3 for simpledb.TransactionId@4</text:span></text:p>
      <text:p text:style-name="P1"><text:span text:style-name="T1">Trying to add dependency simpledb.TransactionId@4-&gt;simpledb.TransactionId@2 to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, simpledb.TransactionId@1]}</text:span></text:p>
      <text:p text:style-name="P1"><text:span text:style-name="T1">Adding dependency to graph: tid1=simpledb.TransactionId@4, tid2=simpledb.TransactionId@2</text:span></text:p>
      <text:p text:style-name="P2"/>
      <text:p text:style-name="P1"><text:span text:style-name="T1">After adding dependency {simpledb.TransactionId@4, simpledb.TransactionId@2}</text:span></text:p>
      <text:p text:style-name="P1"><text:span text:style-name="T1">sharedLocks: {simpledb.HeapPageId@da72d066=[simpledb.TransactionId@3, simpledb.TransactionId@0, simpledb.TransactionId@1, simpledb.TransactionId@2, simpledb.TransactionId@4]}</text:span></text:p>
      <text:p text:style-name="P1"><text:span text:style-name="T1">dependencies: {simpledb.TransactionId@1=[simpledb.TransactionId@3, simpledb.TransactionId@0, simpledb.TransactionId@2], simpledb.TransactionId@2=[simpledb.TransactionId@3, simpledb.TransactionId@0], </text:span><text:soft-page-break/><text:span text:style-name="T1">simpledb.TransactionId@3=[simpledb.TransactionId@0], simpledb.TransactionId@4=[simpledb.TransactionId@3, simpledb.TransactionId@0, simpledb.TransactionId@1, simpledb.TransactionId@2]}</text:span></text:p>
      <text:p text:style-name="P1"><text:span text:style-name="T1">sleeping for simpledb.TransactionId@4</text:span></text:p>
      <text:p text:style-name="P1"><text:span text:style-name="T1">sleeping for simpledb.TransactionId@4</text:span></text:p>
      <text:p text:style-name="P1"><text:span text:style-name="T1">simpledb.TransactionId@0 Requesting lock: READ_WRITE</text:span></text:p>
      <text:p text:style-name="P1"><text:span text:style-name="T1">blockers in getExclusiveLockDependencies for simpledb.TransactionId@0: [simpledb.TransactionId@3, simpledb.TransactionId@1, simpledb.TransactionId@2, simpledb.TransactionId@4]</text:span></text:p>
      <text:p text:style-name="P1"><text:span text:style-name="T1">blockers.size() 4........................................</text:span></text:p>
      <text:p text:style-name="P1"><text:span text:style-name="T1">blocker number 0 for simpledb.TransactionId@0</text:span></text:p>
      <text:p text:style-name="P1"><text:span text:style-name="T1">Trying to add dependency simpledb.TransactionId@0-&gt;simpledb.TransactionId@3 to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, simpledb.TransactionId@1, simpledb.TransactionId@2]}</text:span></text:p>
      <text:p text:style-name="P1"><text:span text:style-name="T1">Aborting: simpledb.TransactionId@0</text:span></text:p>
      <text:p text:style-name="P1"><text:span text:style-name="T2">simpledb.TransactionAbortedException</text:span></text:p>
      <text:p text:style-name="P1"><text:span text:style-name="T3"><text:tab/>at simpledb.LockManager.getExclusiveLockDependencies(</text:span><text:span text:style-name="T2">LockManager.java:337</text:span><text:span text:style-name="T3">)</text:span></text:p>
      <text:p text:style-name="P1"><text:span text:style-name="T3"><text:tab/>at simpledb.LockManager.getExclusiveLock(</text:span><text:span text:style-name="T2">LockManager.java:316</text:span><text:span text:style-name="T3">)</text:span></text:p>
      <text:p text:style-name="P1"><text:span text:style-name="T3"><text:tab/>at simpledb.LockManager.requestLock(</text:span><text:span text:style-name="T2">LockManager.java:187</text:span><text:span text:style-name="T3">)</text:span></text:p>
      <text:p text:style-name="P1"><text:span text:style-name="T3"><text:tab/>at simpledb.BufferPool.getPage(</text:span><text:span text:style-name="T2">BufferPool.java:79</text:span><text:span text:style-name="T3">)</text:span></text:p>
      <text:p text:style-name="P1"><text:span text:style-name="T3"><text:tab/>at simpledb.BufferPool.transactionComplete(</text:span><text:span text:style-name="T2">BufferPool.java:179</text:span><text:span text:style-name="T3">)</text:span></text:p>
      <text:p text:style-name="P1"><text:span text:style-name="T3"><text:tab/>at simpledb.Transaction.transactionComplete(</text:span><text:span text:style-name="T2">Transaction.java:57</text:span><text:span text:style-name="T3">)</text:span></text:p>
      <text:p text:style-name="P1"><text:span text:style-name="T3"><text:tab/>at simpledb.systemtest.TransactionTest$XactionTester.run(</text:span><text:span text:style-name="T2">TransactionTest.java:140</text:span><text:span text:style-name="T3">)</text:span></text:p>
      <text:p text:style-name="P2"/>
      <text:p text:style-name="P1"><text:span text:style-name="T1">bpdependencies: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, simpledb.TransactionId@1, simpledb.TransactionId@2]}</text:span></text:p>
      <text:p text:style-name="P1"><text:span text:style-name="T1">bpExclusive Locks: {}</text:span></text:p>
      <text:p text:style-name="P1"><text:span text:style-name="T1">bpShared Locks: {simpledb.HeapPageId@da72d066=[simpledb.TransactionId@3, simpledb.TransactionId@0, simpledb.TransactionId@1, simpledb.TransactionId@2, simpledb.TransactionId@4]}</text:span></text:p>
      <text:p text:style-name="P1"><text:span text:style-name="T1">State:</text:span></text:p>
      <text:p text:style-name="P1"><text:span text:style-name="T1">sharedLocks: {simpledb.HeapPageId@da72d066=[simpledb.TransactionId@3, simpledb.TransactionId@1, simpledb.TransactionId@2, simpledb.TransactionId@4]}</text:span></text:p>
      <text:p text:style-name="P1"><text:span text:style-name="T1">dependencies: {simpledb.TransactionId@1=[simpledb.TransactionId@3, simpledb.TransactionId@0, simpledb.TransactionId@2], simpledb.TransactionId@2=[simpledb.TransactionId@3, simpledb.TransactionId@0], simpledb.TransactionId@3=[simpledb.TransactionId@0], simpledb.TransactionId@4=[simpledb.TransactionId@3, simpledb.TransactionId@0, simpledb.TransactionId@1, simpledb.TransactionId@2]}</text:span></text:p>
      <text:p text:style-name="P1"><text:span text:style-name="T1">End of removeAllDependenciesTo</text:span></text:p>
      <text:p text:style-name="P1"><text:span text:style-name="T1">State:</text:span></text:p>
      <text:p text:style-name="P1"><text:span text:style-name="T1">sharedLocks: {simpledb.HeapPageId@da72d066=[simpledb.TransactionId@3, simpledb.TransactionId@1, simpledb.TransactionId@2, simpledb.TransactionId@4]}</text:span></text:p>
      <text:p text:style-name="P1"><text:span text:style-name="T1">dependencies: {simpledb.TransactionId@1=[simpledb.TransactionId@3, simpledb.TransactionId@2], simpledb.TransactionId@2=[simpledb.TransactionId@3], simpledb.TransactionId@4=[simpledb.TransactionId@3, simpledb.TransactionId@1, simpledb.TransactionId@2]}</text:span></text:p>
      <text:p text:style-name="P2"/>
      <text:p text:style-name="P1"><text:span text:style-name="T1">After removing locks and dependencies for tid = simpledb.TransactionId@0: </text:span></text:p>
      <text:p text:style-name="P1"><text:span text:style-name="T1">bpdependencies: {simpledb.TransactionId@1=[simpledb.TransactionId@3, </text:span><text:soft-page-break/><text:span text:style-name="T1">simpledb.TransactionId@2], simpledb.TransactionId@2=[simpledb.TransactionId@3], simpledb.TransactionId@4=[simpledb.TransactionId@3, simpledb.TransactionId@1, simpledb.TransactionId@2]}</text:span></text:p>
      <text:p text:style-name="P1"><text:span text:style-name="T1">bpExclusive Locks: {}</text:span></text:p>
      <text:p text:style-name="P1"><text:span text:style-name="T1">bpShared Locks: {simpledb.HeapPageId@da72d066=[simpledb.TransactionId@3, simpledb.TransactionId@1, simpledb.TransactionId@2, simpledb.TransactionId@4]}</text:span></text:p>
      <text:p text:style-name="P2"/>
      <text:p text:style-name="P1"><text:span text:style-name="T1">simpledb.TransactionId@2 Requesting lock: READ_WRITE</text:span></text:p>
      <text:p text:style-name="P1"><text:span text:style-name="T1">blockers in getExclusiveLockDependencies for simpledb.TransactionId@2: [simpledb.TransactionId@3, simpledb.TransactionId@1, simpledb.TransactionId@4]</text:span></text:p>
      <text:p text:style-name="P1"><text:span text:style-name="T1">blockers.size() 3........................................</text:span></text:p>
      <text:p text:style-name="P1"><text:span text:style-name="T1">blocker number 0 for simpledb.TransactionId@2</text:span></text:p>
      <text:p text:style-name="P1"><text:span text:style-name="T1">Trying to add dependency simpledb.TransactionId@2-&gt;simpledb.TransactionId@3 to {simpledb.TransactionId@1=[simpledb.TransactionId@3, simpledb.TransactionId@2], simpledb.TransactionId@2=[simpledb.TransactionId@3], simpledb.TransactionId@4=[simpledb.TransactionId@3, simpledb.TransactionId@1, simpledb.TransactionId@2]}</text:span></text:p>
      <text:p text:style-name="P1"><text:span text:style-name="T1">Adding dependency to graph: tid1=simpledb.TransactionId@2, tid2=simpledb.TransactionId@3</text:span></text:p>
      <text:p text:style-name="P2"/>
      <text:p text:style-name="P1"><text:span text:style-name="T1">After adding dependency {simpledb.TransactionId@2, simpledb.TransactionId@3}</text:span></text:p>
      <text:p text:style-name="P1"><text:span text:style-name="T1">sharedLocks: {simpledb.HeapPageId@da72d066=[simpledb.TransactionId@3, simpledb.TransactionId@1, simpledb.TransactionId@2, simpledb.TransactionId@4]}</text:span></text:p>
      <text:p text:style-name="P1"><text:span text:style-name="T1">dependencies: {simpledb.TransactionId@1=[simpledb.TransactionId@3, simpledb.TransactionId@2], simpledb.TransactionId@2=[simpledb.TransactionId@3], simpledb.TransactionId@4=[simpledb.TransactionId@3, simpledb.TransactionId@1, simpledb.TransactionId@2]}</text:span></text:p>
      <text:p text:style-name="P1"><text:span text:style-name="T1">blocker number 1 for simpledb.TransactionId@2</text:span></text:p>
      <text:p text:style-name="P1"><text:span text:style-name="T1">Trying to add dependency simpledb.TransactionId@2-&gt;simpledb.TransactionId@1 to {simpledb.TransactionId@1=[simpledb.TransactionId@3, simpledb.TransactionId@2], simpledb.TransactionId@2=[simpledb.TransactionId@3], simpledb.TransactionId@4=[simpledb.TransactionId@3, simpledb.TransactionId@1, simpledb.TransactionId@2]}</text:span></text:p>
      <text:p text:style-name="P1"><text:span text:style-name="T1">Aborting: simpledb.TransactionId@2</text:span></text:p>
      <text:p text:style-name="P1"><text:span text:style-name="T2">simpledb.TransactionAbortedException</text:span></text:p>
      <text:p text:style-name="P1"><text:span text:style-name="T3"><text:tab/>at simpledb.LockManager.getExclusiveLockDependencies(</text:span><text:span text:style-name="T2">LockManager.java:337</text:span><text:span text:style-name="T3">)</text:span></text:p>
      <text:p text:style-name="P1"><text:span text:style-name="T3"><text:tab/>at simpledb.LockManager.getExclusiveLock(</text:span><text:span text:style-name="T2">LockManager.java:316</text:span><text:span text:style-name="T3">)</text:span></text:p>
      <text:p text:style-name="P1"><text:span text:style-name="T3"><text:tab/>at simpledb.LockManager.requestLock(</text:span><text:span text:style-name="T2">LockManager.java:187</text:span><text:span text:style-name="T3">)</text:span></text:p>
      <text:p text:style-name="P1"><text:span text:style-name="T3"><text:tab/>at simpledb.BufferPool.getPage(</text:span><text:span text:style-name="T2">BufferPool.java:79</text:span><text:span text:style-name="T3">)</text:span></text:p>
      <text:p text:style-name="P1"><text:span text:style-name="T3"><text:tab/>at simpledb.BufferPool.transactionComplete(</text:span><text:span text:style-name="T2">BufferPool.java:179</text:span><text:span text:style-name="T3">)</text:span></text:p>
      <text:p text:style-name="P1"><text:span text:style-name="T3"><text:tab/>at simpledb.Transaction.transactionComplete(</text:span><text:span text:style-name="T2">Transaction.java:57</text:span><text:span text:style-name="T3">)</text:span></text:p>
      <text:p text:style-name="P1"><text:span text:style-name="T3"><text:tab/>at simpledb.systemtest.TransactionTest$XactionTester.run(</text:span><text:span text:style-name="T2">TransactionTest.java:140</text:span><text:span text:style-name="T3">)</text:span></text:p>
      <text:p text:style-name="P2"/>
      <text:p text:style-name="P1"><text:span text:style-name="T1">bpdependencies: {simpledb.TransactionId@1=[simpledb.TransactionId@3, simpledb.TransactionId@2], simpledb.TransactionId@2=[simpledb.TransactionId@3], simpledb.TransactionId@4=[simpledb.TransactionId@3, simpledb.TransactionId@1, simpledb.TransactionId@2]}</text:span></text:p>
      <text:p text:style-name="P1"><text:span text:style-name="T1">bpExclusive Locks: {}</text:span></text:p>
      <text:p text:style-name="P1"><text:span text:style-name="T1">bpShared Locks: {simpledb.HeapPageId@da72d066=[simpledb.TransactionId@3, simpledb.TransactionId@1, simpledb.TransactionId@2, simpledb.TransactionId@4]}</text:span></text:p>
      <text:p text:style-name="P1"><text:span text:style-name="T1">State:</text:span></text:p>
      <text:p text:style-name="P1"><text:span text:style-name="T1">sharedLocks: {simpledb.HeapPageId@da72d066=[simpledb.TransactionId@3, simpledb.TransactionId@1, simpledb.TransactionId@4]}</text:span></text:p>
      <text:p text:style-name="P1"><text:span text:style-name="T1">dependencies: {simpledb.TransactionId@1=[simpledb.TransactionId@3, simpledb.TransactionId@2], simpledb.TransactionId@2=[simpledb.TransactionId@3], simpledb.TransactionId@4=[simpledb.TransactionId@3, simpledb.TransactionId@1, simpledb.TransactionId@2]}</text:span></text:p>
      <text:p text:style-name="P1"><text:soft-page-break/><text:span text:style-name="T1">End of removeAllDependenciesTo</text:span></text:p>
      <text:p text:style-name="P1"><text:span text:style-name="T1">State:</text:span></text:p>
      <text:p text:style-name="P1"><text:span text:style-name="T1">sharedLocks: {simpledb.HeapPageId@da72d066=[simpledb.TransactionId@3, simpledb.TransactionId@1, simpledb.TransactionId@4]}</text:span></text:p>
      <text:p text:style-name="P1"><text:span text:style-name="T1">dependencies: {simpledb.TransactionId@1=[simpledb.TransactionId@3], simpledb.TransactionId@4=[simpledb.TransactionId@3, simpledb.TransactionId@1]}</text:span></text:p>
      <text:p text:style-name="P2"/>
      <text:p text:style-name="P1"><text:span text:style-name="T1">After removing locks and dependencies for tid = simpledb.TransactionId@2: </text:span></text:p>
      <text:p text:style-name="P1"><text:span text:style-name="T1">bpdependencies: {simpledb.TransactionId@1=[simpledb.TransactionId@3], simpledb.TransactionId@4=[simpledb.TransactionId@3, simpledb.TransactionId@1]}</text:span></text:p>
      <text:p text:style-name="P1"><text:span text:style-name="T1">bpExclusive Locks: {}</text:span></text:p>
      <text:p text:style-name="P1"><text:span text:style-name="T1">bpShared Locks: {simpledb.HeapPageId@da72d066=[simpledb.TransactionId@3, simpledb.TransactionId@1, simpledb.TransactionId@4]}</text:span></text:p>
      <text:p text:style-name="P2"/>
      <text:p text:style-name="P1"><text:span text:style-name="T1">simpledb.TransactionId@3 Requesting lock: READ_WRITE</text:span></text:p>
      <text:p text:style-name="P1"><text:span text:style-name="T1">blockers in getExclusiveLockDependencies for simpledb.TransactionId@3: [simpledb.TransactionId@1, simpledb.TransactionId@4]</text:span></text:p>
      <text:p text:style-name="P1"><text:span text:style-name="T1">blockers.size() 2........................................</text:span></text:p>
      <text:p text:style-name="P1"><text:span text:style-name="T1">blocker number 0 for simpledb.TransactionId@3</text:span></text:p>
      <text:p text:style-name="P1"><text:span text:style-name="T1">Trying to add dependency simpledb.TransactionId@3-&gt;simpledb.TransactionId@1 to {simpledb.TransactionId@1=[simpledb.TransactionId@3], simpledb.TransactionId@4=[simpledb.TransactionId@3, simpledb.TransactionId@1]}</text:span></text:p>
      <text:p text:style-name="P1"><text:span text:style-name="T1">Aborting: simpledb.TransactionId@3</text:span></text:p>
      <text:p text:style-name="P1"><text:span text:style-name="T2">simpledb.TransactionAbortedException</text:span></text:p>
      <text:p text:style-name="P1"><text:span text:style-name="T3"><text:tab/>at simpledb.LockManager.getExclusiveLockDependencies(</text:span><text:span text:style-name="T2">LockManager.java:337</text:span><text:span text:style-name="T3">)</text:span></text:p>
      <text:p text:style-name="P1"><text:span text:style-name="T3"><text:tab/>at simpledb.LockManager.getExclusiveLock(</text:span><text:span text:style-name="T2">LockManager.java:316</text:span><text:span text:style-name="T3">)</text:span></text:p>
      <text:p text:style-name="P1"><text:span text:style-name="T3"><text:tab/>at simpledb.LockManager.requestLock(</text:span><text:span text:style-name="T2">LockManager.java:187</text:span><text:span text:style-name="T3">)</text:span></text:p>
      <text:p text:style-name="P1"><text:span text:style-name="T3"><text:tab/>at simpledb.BufferPool.getPage(</text:span><text:span text:style-name="T2">BufferPool.java:79</text:span><text:span text:style-name="T3">)</text:span></text:p>
      <text:p text:style-name="P1"><text:span text:style-name="T3"><text:tab/>at simpledb.BufferPool.transactionComplete(</text:span><text:span text:style-name="T2">BufferPool.java:179</text:span><text:span text:style-name="T3">)</text:span></text:p>
      <text:p text:style-name="P1"><text:span text:style-name="T3"><text:tab/>at simpledb.Transaction.transactionComplete(</text:span><text:span text:style-name="T2">Transaction.java:57</text:span><text:span text:style-name="T3">)</text:span></text:p>
      <text:p text:style-name="P1"><text:span text:style-name="T3"><text:tab/>at simpledb.systemtest.TransactionTest$XactionTester.run(</text:span><text:span text:style-name="T2">TransactionTest.java:140</text:span><text:span text:style-name="T3">)</text:span></text:p>
      <text:p text:style-name="P2"/>
      <text:p text:style-name="P1"><text:span text:style-name="T1">bpdependencies: {simpledb.TransactionId@1=[simpledb.TransactionId@3], simpledb.TransactionId@4=[simpledb.TransactionId@3, simpledb.TransactionId@1]}</text:span></text:p>
      <text:p text:style-name="P1"><text:span text:style-name="T1">bpExclusive Locks: {}</text:span></text:p>
      <text:p text:style-name="P1"><text:span text:style-name="T1">bpShared Locks: {simpledb.HeapPageId@da72d066=[simpledb.TransactionId@3, simpledb.TransactionId@1, simpledb.TransactionId@4]}</text:span></text:p>
      <text:p text:style-name="P1"><text:span text:style-name="T1">State:</text:span></text:p>
      <text:p text:style-name="P1"><text:span text:style-name="T1">sharedLocks: {simpledb.HeapPageId@da72d066=[simpledb.TransactionId@1, simpledb.TransactionId@4]}</text:span></text:p>
      <text:p text:style-name="P1"><text:span text:style-name="T1">dependencies: {simpledb.TransactionId@1=[simpledb.TransactionId@3], simpledb.TransactionId@4=[simpledb.TransactionId@3, simpledb.TransactionId@1]}</text:span></text:p>
      <text:p text:style-name="P1"><text:span text:style-name="T1">End of removeAllDependenciesTo</text:span></text:p>
      <text:p text:style-name="P1"><text:span text:style-name="T1">State:</text:span></text:p>
      <text:p text:style-name="P1"><text:span text:style-name="T1">sharedLocks: {simpledb.HeapPageId@da72d066=[simpledb.TransactionId@1, simpledb.TransactionId@4]}</text:span></text:p>
      <text:p text:style-name="P1"><text:span text:style-name="T1">dependencies: {simpledb.TransactionId@4=[simpledb.TransactionId@1]}</text:span></text:p>
      <text:p text:style-name="P2"/>
      <text:p text:style-name="P1"><text:span text:style-name="T1">After removing locks and dependencies for tid = simpledb.TransactionId@3: </text:span></text:p>
      <text:p text:style-name="P1"><text:span text:style-name="T1">bpdependencies: {simpledb.TransactionId@4=[simpledb.TransactionId@1]}</text:span></text:p>
      <text:p text:style-name="P1"><text:span text:style-name="T1">bpExclusive Locks: {}</text:span></text:p>
      <text:p text:style-name="P1"><text:span text:style-name="T1">bpShared Locks: {simpledb.HeapPageId@da72d066=[simpledb.TransactionId@1, simpledb.TransactionId@4]}</text:span></text:p>
      <text:p text:style-name="P2"/>
      <text:p text:style-name="P1"><text:span text:style-name="T1">sleeping for simpledb.TransactionId@4</text:span></text:p>
      <text:p text:style-name="P1"><text:span text:style-name="T1">sleeping for simpledb.TransactionId@4</text:span></text:p>
      <text:p text:style-name="P1"><text:span text:style-name="T1">sleeping for simpledb.TransactionId@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n Fukuhara</meta:initial-creator>
    <meta:creation-date>2014-05-14T22:15:30.140643613</meta:creation-date>
    <meta:printed-by>Christon Fukuhara</meta:printed-by>
    <meta:print-date>2014-05-14T22:15:55.847974150</meta:print-date>
    <dc:date>2014-05-14T23:43:13.617461598</dc:date>
    <dc:creator>Christon Fukuhara</dc:creator>
    <meta:editing-duration>PT1H12M33S</meta:editing-duration>
    <meta:editing-cycles>1</meta:editing-cycles>
    <meta:document-statistic meta:table-count="0" meta:image-count="0" meta:object-count="0" meta:page-count="7" meta:paragraph-count="201" meta:word-count="1010" meta:character-count="22103" meta:non-whitespace-character-count="21270"/>
    <meta:generator>LibreOffice/4.1.5.3$Linux_X86_64 LibreOffice_project/205099f953b4b61c41106e07b17e9e5acc65037</meta:generator>
  </office:meta>
</office:document-meta>
</file>